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d753"/>
    </style:style>
    <style:style style:name="P4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10a7a" officeooo:paragraph-rsid="00310a7a" style:letter-kerning="false" style:font-name-complex="Arial"/>
    </style:style>
    <style:style style:name="P5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390b2" officeooo:paragraph-rsid="003390b2" style:letter-kerning="false" style:font-name-complex="Arial"/>
    </style:style>
    <style:style style:name="P6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390b2" officeooo:paragraph-rsid="0037c7f8" style:letter-kerning="false" style:font-name-complex="Arial"/>
    </style:style>
    <style:style style:name="P7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7c7f8" officeooo:paragraph-rsid="0037c7f8" style:letter-kerning="false" style:font-name-complex="Arial"/>
    </style:style>
    <style:style style:name="P8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60b99" officeooo:paragraph-rsid="00360b99" style:letter-kerning="false" style:font-name-complex="Arial"/>
    </style:style>
    <style:style style:name="P9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3dcf7" officeooo:paragraph-rsid="0033dcf7" style:letter-kerning="false" style:font-name-complex="Arial"/>
    </style:style>
    <style:style style:name="P10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43205" officeooo:paragraph-rsid="00343205" style:letter-kerning="false" style:font-name-complex="Arial"/>
    </style:style>
    <style:style style:name="P11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c24a5" officeooo:paragraph-rsid="003c24a5" style:letter-kerning="false" style:font-name-complex="Arial"/>
    </style:style>
    <style:style style:name="P12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e06b2" officeooo:paragraph-rsid="003e06b2" style:letter-kerning="false" style:font-name-complex="Arial"/>
    </style:style>
    <style:style style:name="P13" style:family="paragraph" style:parent-style-name="Standard">
      <style:paragraph-properties style:line-height-at-least="0.635cm" fo:text-align="justify" style:justify-single-word="false"/>
      <style:text-properties fo:color="#000000" fo:letter-spacing="0.002cm" fo:language="es" fo:country="ES" officeooo:rsid="003e06b2" officeooo:paragraph-rsid="003e06b2" style:letter-kerning="false" style:font-name-complex="Arial"/>
    </style:style>
    <style:style style:name="P14" style:family="paragraph" style:parent-style-name="Standard" style:list-style-name="L1">
      <style:paragraph-properties style:line-height-at-least="0.635cm" fo:text-align="justify" style:justify-single-word="false"/>
      <style:text-properties fo:color="#000000" fo:letter-spacing="0.002cm" fo:language="es" fo:country="ES" officeooo:rsid="003f3d9b" officeooo:paragraph-rsid="003f3d9b" style:letter-kerning="false" style:font-name-complex="Arial"/>
    </style:style>
    <style:style style:name="P15" style:family="paragraph" style:parent-style-name="Standard" style:list-style-name="L1">
      <style:paragraph-properties style:line-height-at-least="0.635cm" fo:text-align="justify" style:justify-single-word="false"/>
      <style:text-properties officeooo:rsid="003c5ff7" officeooo:paragraph-rsid="00413d44"/>
    </style:style>
    <style:style style:name="P16" style:family="paragraph" style:parent-style-name="Standard" style:list-style-name="L1">
      <style:paragraph-properties style:line-height-at-least="0.635cm" fo:text-align="justify" style:justify-single-word="false"/>
      <style:text-properties officeooo:rsid="00413d44" officeooo:paragraph-rsid="0043d5f2"/>
    </style:style>
    <style:style style:name="P17" style:family="paragraph" style:parent-style-name="Heading_20_1">
      <style:text-properties officeooo:rsid="0027df33" officeooo:paragraph-rsid="0027df33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8d960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38b8df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25a9"/>
    </style:style>
    <style:style style:name="T7" style:family="text">
      <style:text-properties fo:color="#000000" fo:letter-spacing="0.002cm" fo:language="es" fo:country="ES" style:letter-kerning="false" style:font-name-complex="Arial"/>
    </style:style>
    <style:style style:name="T8" style:family="text">
      <style:text-properties fo:color="#000000" fo:letter-spacing="0.002cm" fo:language="es" fo:country="ES" officeooo:rsid="003e06b2" style:letter-kerning="false" style:font-name-complex="Arial"/>
    </style:style>
    <style:style style:name="T9" style:family="text">
      <style:text-properties fo:color="#000000" fo:letter-spacing="0.002cm" fo:language="es" fo:country="ES" officeooo:rsid="00413d44" style:letter-kerning="false" style:font-name-complex="Arial"/>
    </style:style>
    <style:style style:name="T10" style:family="text">
      <style:text-properties fo:color="#000000" fo:letter-spacing="0.002cm" fo:language="es" fo:country="ES" officeooo:rsid="0041b0f4" style:letter-kerning="false" style:font-name-complex="Arial"/>
    </style:style>
    <style:style style:name="T11" style:family="text">
      <style:text-properties fo:color="#000000" fo:letter-spacing="0.002cm" fo:language="es" fo:country="ES" officeooo:rsid="00437f59" style:letter-kerning="false" style:font-name-complex="Arial"/>
    </style:style>
    <style:style style:name="T12" style:family="text">
      <style:text-properties officeooo:rsid="0033dcf7"/>
    </style:style>
    <style:style style:name="T13" style:family="text">
      <style:text-properties officeooo:rsid="00360b99"/>
    </style:style>
    <style:style style:name="T14" style:family="text">
      <style:text-properties officeooo:rsid="00365404"/>
    </style:style>
    <style:style style:name="T15" style:family="text">
      <style:text-properties officeooo:rsid="0037c7f8"/>
    </style:style>
    <style:style style:name="T16" style:family="text">
      <style:text-properties officeooo:rsid="003c24a5"/>
    </style:style>
    <style:style style:name="T17" style:family="text">
      <style:text-properties officeooo:rsid="00413d44"/>
    </style:style>
    <style:style style:name="T18" style:family="text">
      <style:text-properties officeooo:rsid="00437f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8">CONSULTAS ADICIONALES</text:span> <text:span text:style-name="T16">DML</text:span></text:h>
      <text:p text:style-name="P3"/>
      <text:h text:style-name="Heading_20_2" text:outline-level="2">Ejercicios</text:h>
      <text:list xml:id="list2092406964" text:style-name="L1">
        <text:list-item>
          <text:p text:style-name="P4">Escribir las consultas en SQL DML necesarias para responder l<text:span text:style-name="T14">o siguiente</text:span>:</text:p>
          <text:list>
            <text:list-item>
              <text:p text:style-name="P14"><text:span text:style-name="T17">¿C</text:span>uantas veces está siendo utilizado cada módulo ERP entre todos los proyectos?.</text:p>
            </text:list-item>
            <text:list-item>
              <text:p text:style-name="P11">Obtenga por cada miembro de ingeniería la suma de los montos acumulados en los proyectos en los que participa y ordene el resultado de mayor a menor.</text:p>
            </text:list-item>
            <text:list-item>
              <text:p text:style-name="P15"><text:span text:style-name="T7">Ucasoft ha decidido utilizar Scrum como metodología de desarrollo, y para conformar los equipos relacionados a cada proyecto se necesita conocer qué miembros están vinculados a cada proyecto, ya sean de Ingeniería, Gestión o Ventas. Obtenga esta información ordenada por código de proyecto.</text:span></text:p>
            </text:list-item>
            <text:list-item>
              <text:p text:style-name="P15"><text:span text:style-name="T9">D</text:span><text:span text:style-name="T7">ebido a la falta de pericia de</text:span><text:span text:style-name="T9">l</text:span><text:span text:style-name="T7"> DBA de Ucasoft, podría suceder que el monto acumulado por proyecto difier</text:span><text:span text:style-name="T9">a</text:span><text:span text:style-name="T7"> de la sumatoria de montos obtenidos por implementación: obtenga ambos montos </text:span><text:span text:style-name="T8">por cada proyecto y preséntelos ordenados por código de proyecto.</text:span></text:p>
            </text:list-item>
            <text:list-item>
              <text:p text:style-name="P16"><text:span text:style-name="T8">H</text:span><text:span text:style-name="T7">ay bastante </text:span><text:span text:style-name="T11">alegría</text:span><text:span text:style-name="T7"> </text:span><text:span text:style-name="T10">en Ucasoft porque </text:span><text:span text:style-name="T11">¡ya </text:span><text:span text:style-name="T10">se acerca la próxima superpachanga! </text:span><text:span text:style-name="T11">Pero en ella</text:span><text:span text:style-name="T10"> se desea que presente una persona que aún no haya sido presentadora… ¿qué miembros no han presentado aún </text:span><text:span text:style-name="T11">en la superpachanga</text:span><text:span text:style-name="T10">? Obtenga su DUI </text:span><text:span text:style-name="T11">y su nombre.</text:span></text:p>
            </text:list-item>
            <text:list-item>
              <text:p text:style-name="P12">Obtenga los proyectos que son subproyectos del proyecto Web UCA. <text:s/>Efectúe la consulta anterior considerando que los proyectos de los cuales “Web UCA” es macrobroyecto podrían ser a su vez macroproyectos de otros, y así sucesivamente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.049cm" fo:border="0.06pt solid #000000" style:shadow="#808080 0.18cm 0.18cm" fo:keep-with-next="always"/>
      <style:text-properties style:font-name="Bitstream Vera Sans" fo:font-family="'Bitstream Vera Sans'" style:font-family-generic="swiss" style:font-pitch="variable" fo:font-size="14pt" fo:font-weight="normal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 draw:opacity="100%"/>
      <style:paragraph-properties fo:margin-left="0cm" fo:margin-right="0cm" fo:text-align="center" style:justify-single-word="false" fo:text-indent="0cm" style:auto-text-indent="false" fo:background-color="#dee6ef"/>
      <style:text-properties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List" style:family="paragraph" style:parent-style-name="Text_20_body" style:class="list">
      <style:text-properties style:font-name="Bitstream Vera Serif" fo:font-family="'Bitstream Vera Serif'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erif" fo:font-family="'Bitstream Vera Serif'"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fo:font-family="'Bitstream Vera Serif'" style:font-name-complex="Lucidasans1" style:font-family-complex="Lucidasans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RTF_5f_Num_20_12_20_1" style:display-name="RTF_Num 1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2" style:display-name="RTF_Num 12 2" style:family="text"/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31_20_1" style:display-name="RTF_Num 31 1" style:family="text"/>
    <style:style style:name="RTF_5f_Num_20_31_20_2" style:display-name="RTF_Num 31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/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/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2" style:display-name="RTF_Num 1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/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2" style:display-name="RTF_Num 2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3" style:display-name="RTF_Num 2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4" style:display-name="RTF_Num 2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5" style:display-name="RTF_Num 2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6" style:display-name="RTF_Num 2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7" style:display-name="RTF_Num 2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8" style:display-name="RTF_Num 2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9" style:display-name="RTF_Num 2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2.134cm" text:min-label-width="0.635cm"/>
        <style:text-properties style:font-name="Symbol"/>
      </text:list-level-style-bullet>
      <text:list-level-style-number text:level="2" text:style-name="RTF_5f_Num_20_12_20_2" style:num-suffix="." style:num-format="1">
        <style:list-level-properties text:space-before="3.404cm" text:min-label-width="0.635cm"/>
      </text:list-level-style-number>
      <text:list-level-style-bullet text:level="3" text:style-name="RTF_5f_Num_20_12_20_3" text:bullet-char="">
        <style:list-level-properties text:space-before="4.67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94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7.21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48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75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1.02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2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8" style:display-name="RTF_Num 18">
      <text:list-level-style-bullet text:level="1" text:style-name="RTF_5f_Num_20_18_20_1" text:bullet-char="">
        <style:list-level-properties text:space-before="2.512cm" text:min-label-width="0.635cm"/>
        <style:text-properties style:font-name="Symbol"/>
      </text:list-level-style-bullet>
      <text:list-level-style-bullet text:level="2" text:style-name="RTF_5f_Num_20_18_20_2" text:bullet-char="">
        <style:list-level-properties text:space-before="2.889cm" text:min-label-width="0.635cm"/>
        <style:text-properties style:font-name="Symbol"/>
      </text:list-level-style-bullet>
      <text:list-level-style-number text:level="3" text:style-name="RTF_5f_Num_20_18_20_3" style:num-suffix="." style:num-format="i">
        <style:list-level-properties text:space-before="4.476cm" text:min-label-width="0.318cm" fo:text-align="end"/>
      </text:list-level-style-number>
      <text:list-level-style-number text:level="4" text:style-name="RTF_5f_Num_20_18_20_4" style:num-suffix="." style:num-format="1">
        <style:list-level-properties text:space-before="5.429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6.699cm" text:min-label-width="0.635cm"/>
      </text:list-level-style-number>
      <text:list-level-style-number text:level="6" text:style-name="RTF_5f_Num_20_18_20_6" style:num-suffix="." style:num-format="i">
        <style:list-level-properties text:space-before="8.286cm" text:min-label-width="0.318cm" fo:text-align="end"/>
      </text:list-level-style-number>
      <text:list-level-style-number text:level="7" text:style-name="RTF_5f_Num_20_18_20_7" style:num-suffix="." style:num-format="1">
        <style:list-level-properties text:space-before="9.239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10.509cm" text:min-label-width="0.635cm"/>
      </text:list-level-style-number>
      <text:list-level-style-number text:level="9" text:style-name="RTF_5f_Num_20_18_20_9" style:num-suffix="." style:num-format="i">
        <style:list-level-properties text:space-before="12.096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 text:start-value="4">
        <style:list-level-properties text:space-before="0.607cm" text:min-label-width="0.635cm"/>
      </text:list-level-style-number>
      <text:list-level-style-bullet text:level="2" text:style-name="RTF_5f_Num_20_10_20_2" text:bullet-char="">
        <style:list-level-properties text:space-before="2.512cm" text:min-label-width="0.635cm"/>
        <style:text-properties style:font-name="Symbol"/>
      </text:list-level-style-bullet>
      <text:list-level-style-number text:level="3" text:style-name="RTF_5f_Num_20_10_20_3" style:num-suffix="." style:num-format="i">
        <style:list-level-properties text:space-before="4.099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5.052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322cm" text:min-label-width="0.635cm"/>
      </text:list-level-style-number>
      <text:list-level-style-number text:level="6" text:style-name="RTF_5f_Num_20_10_20_6" style:num-suffix="." style:num-format="i">
        <style:list-level-properties text:space-before="7.909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862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0.132cm" text:min-label-width="0.635cm"/>
      </text:list-level-style-number>
      <text:list-level-style-number text:level="9" text:style-name="RTF_5f_Num_20_10_20_9" style:num-suffix="." style:num-format="i">
        <style:list-level-properties text:space-before="11.719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1" style:display-name="RTF_Num 31">
      <text:list-level-style-number text:level="1" text:style-name="RTF_5f_Num_20_31_20_1" style:num-suffix="." style:num-format="1" text:start-value="5">
        <style:list-level-properties text:space-before="0.607cm" text:min-label-width="0.635cm"/>
      </text:list-level-style-number>
      <text:list-level-style-bullet text:level="2" text:style-name="RTF_5f_Num_20_31_20_2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31_20_3" style:num-suffix="." style:num-format="1">
        <style:list-level-properties text:space-before="3.493cm" text:min-label-width="0.635cm"/>
      </text:list-level-style-number>
      <text:list-level-style-number text:level="4" text:style-name="RTF_5f_Num_20_31_20_4" style:num-suffix="." style:num-format="1">
        <style:list-level-properties text:space-before="4.445cm" text:min-label-width="0.635cm"/>
      </text:list-level-style-number>
      <text:list-level-style-number text:level="5" text:style-name="RTF_5f_Num_20_3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1_20_7" style:num-suffix="." style:num-format="1">
        <style:list-level-properties text:space-before="8.255cm" text:min-label-width="0.635cm"/>
      </text:list-level-style-number>
      <text:list-level-style-number text:level="8" text:style-name="RTF_5f_Num_20_3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2_20_2" style:num-suffix="." style:num-format="1" text:start-value="5">
        <style:list-level-properties text:space-before="2.512cm" text:min-label-width="0.635cm"/>
      </text:list-level-style-number>
      <text:list-level-style-bullet text:level="3" text:style-name="RTF_5f_Num_20_2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3_20_2" style:num-suffix="." style:num-format="1">
        <style:list-level-properties text:space-before="2.512cm" text:min-label-width="0.635cm"/>
      </text:list-level-style-number>
      <text:list-level-style-bullet text:level="3" text:style-name="RTF_5f_Num_20_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2.512cm" text:min-label-width="0.635cm"/>
      </text:list-level-style-number>
      <text:list-level-style-bullet text:level="3" text:style-name="RTF_5f_Num_20_7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6" style:display-name="RTF_Num 26">
      <text:list-level-style-bullet text:level="1" text:style-name="RTF_5f_Num_20_26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6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fo:font-weight="bold" officeooo:rsid="0028d960" style:font-size-asian="10pt" style:font-weight-asian="bold" style:font-size-complex="10pt" style:font-weight-complex="bold"/>
    </style:style>
    <style:style style:name="MT5" style:family="text">
      <style:text-properties fo:font-size="10pt" fo:font-weight="bold" officeooo:rsid="0038b8df" style:font-size-asian="10pt" style:font-weight-asian="bold" style:font-size-complex="10pt" style:font-weight-complex="bold"/>
    </style:style>
    <style:style style:name="MT6" style:family="text">
      <style:text-properties officeooo:rsid="001f25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ministración</text:span><text:span text:style-name="MT2"> de Base</text:span><text:span text:style-name="MT1">s</text:span><text:span text:style-name="MT2"> de Datos</text:span><text:span text:style-name="MT3"><text:tab/><text:tab/></text:span><text:span text:style-name="MT2">L</text:span><text:span text:style-name="MT4">aboratorio </text:span><text:span text:style-name="MT5">2 y 3</text:span></text:p>
      </style:header>
      <style:footer>
        <text:p text:style-name="MP2"><text:span text:style-name="MT6">DEI </text:span>- U<text:span text:style-name="MT6">C</text:span>A<text:tab/><text:page-number text:select-page="current">1</text:page-number>/<text:page-count>1</text:page-count><text:tab/>Carlos Juan Martín Pérez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arlos Juan Martín Pérez</meta:initial-creator>
    <meta:creation-date>2005-03-04T07:49:51</meta:creation-date>
    <dc:date>2019-09-13T09:39:44.756435239</dc:date>
    <meta:printed-by>Carlos Juan Martín Pérez</meta:printed-by>
    <meta:print-date>2005-03-10T07:58:22</meta:print-date>
    <dc:language>es-SV</dc:language>
    <meta:editing-cycles>40</meta:editing-cycles>
    <meta:editing-duration>P2DT17H34M22S</meta:editing-duration>
    <meta:document-statistic meta:table-count="0" meta:image-count="0" meta:object-count="0" meta:page-count="1" meta:paragraph-count="11" meta:word-count="239" meta:character-count="1458" meta:non-whitespace-character-count="1235"/>
    <meta:user-defined meta:name="Info 1"/>
    <meta:user-defined meta:name="Info 2"/>
    <meta:user-defined meta:name="Info 3"/>
    <meta:user-defined meta:name="Info 4"/>
  </office:meta>
</office:document-meta>
</file>